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9pt" officeooo:rsid="0015d825" style:font-size-asian="9pt" style:font-size-complex="9pt"/>
    </style:style>
    <style:style style:name="P2" style:family="paragraph" style:parent-style-name="Standard">
      <style:text-properties style:font-name="Verdana" fo:font-size="9pt" officeooo:rsid="0015d825" officeooo:paragraph-rsid="0015d825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oklyn layer of oddlots map styles;</text:p>
      <text:p text:style-name="P1"/>
      <text:p text:style-name="P2">/** category visualization */ </text:p>
      <text:p text:style-name="P2"/>
      <text:p text:style-name="P2">#bk_oddlots_copy {</text:p>
      <text:p text:style-name="P2"><text:s text:c="3"/>polygon-opacity: 0.7;</text:p>
      <text:p text:style-name="P2"><text:s text:c="3"/>line-color: #FFF;</text:p>
      <text:p text:style-name="P2"><text:s text:c="3"/>line-width: 1.25;</text:p>
      <text:p text:style-name="P2"><text:s text:c="3"/>line-opacity: 1;</text:p>
      <text:p text:style-name="P2"><text:s text:c="2"/></text:p>
      <text:p text:style-name="P2">#bk_oddlots_copy[lottype="0"] {</text:p>
      <text:p text:style-name="P2"><text:s text:c="3"/>polygon-fill: #000000;</text:p>
      <text:p text:style-name="P2"><text:s text:c="5"/>line-color: #000000;</text:p>
      <text:p text:style-name="P2">}</text:p>
      <text:p text:style-name="P2"/>
      <text:p text:style-name="P2">#bk_oddlots_copy[lottype="5"] {</text:p>
      <text:p text:style-name="P2"><text:s text:c="3"/>polygon-fill: #FFFFFF;</text:p>
      <text:p text:style-name="P2"><text:s text:c="5"/>line-color: #FFFFFF;</text:p>
      <text:p text:style-name="P2">}</text:p>
      <text:p text:style-name="P2">#bk_oddlots_copy[lottype="6"] {</text:p>
      <text:p text:style-name="P2"><text:s text:c="3"/>polygon-fill: #ff6d00;</text:p>
      <text:p text:style-name="P2"><text:s text:c="5"/>line-color: #f94e01</text:p>
      <text:p text:style-name="P2"><text:s text:c="6"/>;</text:p>
      <text:p text:style-name="P2"><text:s text:c="4"/>line-width: 1.5;</text:p>
      <text:p text:style-name="P2"><text:s text:c="5"/>line-opacity: 0.4;</text:p>
      <text:p text:style-name="P2">}</text:p>
      <text:p text:style-name="P2">#bk_oddlots_copy[lottype="7"] {</text:p>
      <text:p text:style-name="P2"><text:s text:c="3"/>polygon-fill: #F11810;</text:p>
      <text:p text:style-name="P2"><text:s text:c="5"/>line-color: #F11810;</text:p>
      <text:p text:style-name="P2"><text:s text:c="4"/>line-width: 1.5;</text:p>
      <text:p text:style-name="P2"><text:s text:c="5"/>line-opacity: 0.4;</text:p>
      <text:p text:style-name="P2">}</text:p>
      <text:p text:style-name="P2">#bk_oddlots_copy[lottype="8"] {</text:p>
      <text:p text:style-name="P2"><text:s text:c="3"/>polygon-fill: #2da30b;</text:p>
      <text:p text:style-name="P2"><text:s text:c="5"/>line-color: #229A00;</text:p>
      <text:p text:style-name="P2"><text:s text:c="4"/>line-width: 1.5;</text:p>
      <text:p text:style-name="P2"><text:s text:c="5"/>line-opacity: 0.4;</text:p>
      <text:p text:style-name="P2">}</text:p>
      <text:p text:style-name="P2">#bk_oddlots_copy[lottype="9"] {</text:p>
      <text:p text:style-name="P2"><text:s text:c="3"/>polygon-fill: #1f78b4;</text:p>
      <text:p text:style-name="P2"><text:s text:c="5"/>line-color: #1f78b4;</text:p>
      <text:p text:style-name="P2"><text:s text:c="5"/>line-width: 1.5;</text:p>
      <text:p text:style-name="P2"><text:s text:c="5"/>line-opacity: 0.4;</text:p>
      <text:p text:style-name="P2">}</text:p>
      <text:p text:style-name="P2"><text:s text:c="2"/>[zoom &gt;=17] {</text:p>
      <text:p text:style-name="P2"><text:s text:c="4"/>#bk_oddlots_copy[lottype="0"] {</text:p>
      <text:p text:style-name="P2"><text:s text:c="3"/><text:tab/>polygon-fill: #000000;</text:p>
      <text:p text:style-name="P2"><text:s text:c="4"/>line-color: #000000;</text:p>
      <text:p text:style-name="P2">}</text:p>
      <text:p text:style-name="P2"><text:s text:c="4"/>#bk_oddlots_copy[lottype="6"] {</text:p>
      <text:p text:style-name="P2"><text:s text:c="3"/><text:tab/>polygon-fill: #FF6600;</text:p>
      <text:p text:style-name="P2"><text:s text:c="4"/>line-color: #000000;</text:p>
      <text:p text:style-name="P2"><text:s text:c="4"/>line-width: 0.35;</text:p>
      <text:p text:style-name="P2">}</text:p>
      <text:p text:style-name="P2">#bk_oddlots_copy[lottype="7"] {</text:p>
      <text:p text:style-name="P2"><text:s text:c="3"/>polygon-fill: #F11810;</text:p>
      <text:p text:style-name="P2"><text:s text:c="3"/>line-color: #000000;</text:p>
      <text:p text:style-name="P2"><text:s text:c="3"/>line-width: 0.35;</text:p>
      <text:p text:style-name="P2">}</text:p>
      <text:p text:style-name="P2">#bk_oddlots_copy[lottype="8"] {</text:p>
      <text:p text:style-name="P2"><text:s text:c="3"/>polygon-fill: #2da30b;</text:p>
      <text:p text:style-name="P2"><text:soft-page-break/><text:s text:c="3"/>line-color: #000000;</text:p>
      <text:p text:style-name="P2"><text:s text:c="3"/>line-width: 0.35;</text:p>
      <text:p text:style-name="P2">}</text:p>
      <text:p text:style-name="P2">#bk_oddlots_copy[lottype="9"] {</text:p>
      <text:p text:style-name="P2"><text:s text:c="3"/>polygon-fill: #3E7BB6;</text:p>
      <text:p text:style-name="P2"><text:s text:c="3"/>line-color: #000000;</text:p>
      <text:p text:style-name="P2"><text:s text:c="3"/>line-width: 0.35;</text:p>
      <text:p text:style-name="P2">}</text:p>
      <text:p text:style-name="P2">}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9:44:08.173667000</meta:creation-date>
    <meta:generator>LibreOffice/5.0.3.2$MacOSX_X86_64 LibreOffice_project/e5f16313668ac592c1bfb310f4390624e3dbfb75</meta:generator>
    <dc:date>2016-05-13T11:04:55.432569000</dc:date>
    <meta:editing-duration>PT1H20M49S</meta:editing-duration>
    <meta:editing-cycles>1</meta:editing-cycles>
    <meta:document-statistic meta:table-count="0" meta:image-count="0" meta:object-count="0" meta:page-count="2" meta:paragraph-count="68" meta:word-count="127" meta:character-count="1351" meta:non-whitespace-character-count="1128"/>
  </office:meta>
</office:document-meta>
</file>